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no-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ipk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X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n text</text:p>
          </table:table-cell>
          <table:table-cell office:value-type="string" calcext:value-type="string">
            <text:p>//span[@class ='_36KMOx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e number</text:p>
          </table:table-cell>
          <table:table-cell table:style-name="ce2" office:value-type="string" calcext:value-type="string">
            <text:p>//input[@class='_2IX_2- VJZDxU']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//input[@class='_2IX_2- _3mctLh VJZDxU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ot?</text:p>
          </table:table-cell>
          <table:table-cell office:value-type="string" calcext:value-type="string">
            <text:p>//a[@class ='_2QKxJ- _2_DUc_'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in button</text:p>
          </table:table-cell>
          <table:table-cell office:value-type="string" calcext:value-type="string">
            <text:p>//button[@class ='_2KpZ6l _2HKlqd _3AWRsL'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quest OTP</text:p>
          </table:table-cell>
          <table:table-cell office:value-type="string" calcext:value-type="string">
            <text:p>//button[@class ='_2KpZ6l _2HKlqd _3NgS1a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 an account</text:p>
          </table:table-cell>
          <table:table-cell office:value-type="string" calcext:value-type="string">
            <text:p>//a[@class ='_14Me7y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//input[@class ='_3704LK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//a[@class ='_1_3w1N'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duct name</text:p>
          </table:table-cell>
          <table:table-cell office:value-type="string" calcext:value-type="string">
            <text:p>//span[text()='realme Narzo 50A (Oxygen Blue, 64 GB)']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dd to cart</text:p>
          </table:table-cell>
          <table:table-cell table:style-name="Default" office:value-type="string" calcext:value-type="string">
            <text:p>//button[text()='ADD TO CART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 to top</text:p>
          </table:table-cell>
          <table:table-cell office:value-type="string" calcext:value-type="string">
            <text:p>//span[text()='Back to top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//img[@class='jMnjzX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in for existing sellers</text:p>
          </table:table-cell>
          <table:table-cell office:value-type="string" calcext:value-type="string">
            <text:p>//span[text()='Login for existing sellers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ktop Notifications</text:p>
          </table:table-cell>
          <table:table-cell office:value-type="string" calcext:value-type="string">
            <text:p>//h2[contains(text(),'Desktop Notifications')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ipkart Plus</text:p>
          </table:table-cell>
          <table:table-cell office:value-type="string" calcext:value-type="string">
            <text:p>//a[@class='_21ljIi']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2:36:26.116000000</meta:creation-date>
    <dc:date>2021-10-29T14:18:53.883000000</dc:date>
    <meta:editing-duration>PT1M37S</meta:editing-duration>
    <meta:editing-cycles>1</meta:editing-cycles>
    <meta:document-statistic meta:table-count="1" meta:cell-count="35" meta:object-count="0"/>
    <meta:generator>LibreOffice/7.1.6.2$Windows_X86_64 LibreOffice_project/0e133318fcee89abacd6a7d077e292f1145735c3</meta:generator>
  </office:meta>
</office:document-meta>
</file>